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5.3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MX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Nimbus Roman No9 L" fo:font-size="10pt" fo:language="es" fo:country="MX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/>
    <style:style style:name="ce6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8" style:family="table-cell" style:parent-style-name="Default" style:data-style-name="N4"/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</office:automatic-styles>
  <office:body>
    <office:spreadsheet>
      <table:calculation-settings>
        <table:iteration table:steps="1000" table:maximum-difference="0.00000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IXTA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>
            <text:p>nNx</text:p>
          </table:table-cell>
          <table:table-cell table:style-name="ce1" office:value-type="string">
            <text:p>nDx</text:p>
          </table:table-cell>
          <table:table-cell table:style-name="ce1" office:value-type="string">
            <text:p>nmx</text:p>
          </table:table-cell>
          <table:table-cell table:style-name="ce1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2" office:value-type="float" office:value="1475498">
            <text:p>1475498</text:p>
          </table:table-cell>
          <table:table-cell office:value-type="float" office:value="32603">
            <text:p>32603</text:p>
          </table:table-cell>
          <table:table-cell table:style-name="ce4" table:formula="oooc:=[.D4]/[.C4]" office:value-type="float" office:value="0.0220962685140881">
            <text:p>0.022096</text:p>
          </table:table-cell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OMBRE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>
            <text:p>nNx</text:p>
          </table:table-cell>
          <table:table-cell table:style-name="ce1" office:value-type="string">
            <text:p>nDx</text:p>
          </table:table-cell>
          <table:table-cell table:style-name="ce1" office:value-type="string">
            <text:p>nmx</text:p>
          </table:table-cell>
          <table:table-cell table:style-name="ce1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2" office:value-type="float" office:value="753143">
            <text:p>753143</text:p>
          </table:table-cell>
          <table:table-cell office:value-type="float" office:value="18214">
            <text:p>18214</text:p>
          </table:table-cell>
          <table:table-cell table:style-name="ce4" table:formula="oooc:=[.D10]/[.C10]" office:value-type="float" office:value="0.0241839863080451">
            <text:p>0.024184</text:p>
          </table:table-cell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MUJERES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2"/>
          <table:table-cell table:style-name="ce1" office:value-type="string">
            <text:p>nNx</text:p>
          </table:table-cell>
          <table:table-cell table:style-name="ce1" office:value-type="string">
            <text:p>nDx</text:p>
          </table:table-cell>
          <table:table-cell table:style-name="ce1" office:value-type="string">
            <text:p>nmx</text:p>
          </table:table-cell>
          <table:table-cell table:style-name="ce1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2" office:value-type="float" office:value="722148">
            <text:p>722148</text:p>
          </table:table-cell>
          <table:table-cell office:value-type="float" office:value="14318">
            <text:p>14318</text:p>
          </table:table-cell>
          <table:table-cell table:style-name="ce4" table:formula="oooc:=[.D15]/[.C15]" office:value-type="float" office:value="0.0198269606784205">
            <text:p>0.019827</text:p>
          </table:table-cell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9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2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/>
          <table:table-cell table:style-name="ce2" table:number-columns-repeated="6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03/27/2008</text:date>, <text:time>10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8$Build-9276</meta:generator>
    <meta:initial-creator>Alan Salvador Ivan Reyes Conde</meta:initial-creator>
    <meta:creation-date>2008-03-27T09:42:46</meta:creation-date>
    <dc:creator>Alan Salvador Ivan Reyes Conde</dc:creator>
    <dc:date>2008-03-27T10:34:41</dc:date>
    <meta:editing-cycles>4</meta:editing-cycles>
    <meta:editing-duration>PT31M25S</meta:editing-duration>
    <meta:user-defined meta:name="Info 1"/>
    <meta:user-defined meta:name="Info 2"/>
    <meta:user-defined meta:name="Info 3"/>
    <meta:user-defined meta:name="Info 4"/>
    <meta:document-statistic meta:table-count="3" meta:cell-count="21"/>
  </office:meta>
</office:document-meta>
</file>